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3.89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te #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Drum Sound</text:p>
          </table:table-cell>
          <table:table-cell office:value-type="string" calcext:value-type="string">
            <text:p>Midandpad defaul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-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#-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-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#-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-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-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#-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-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#-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-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#-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-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-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#-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-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#-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-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-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#-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-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#-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-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#-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-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#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#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#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#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#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Acoustic Bass Drum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Bass Drum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#1</text:p>
          </table:table-cell>
          <table:table-cell office:value-type="string" calcext:value-type="string">
            <text:p>Side Stick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coustic Snar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#1</text:p>
          </table:table-cell>
          <table:table-cell office:value-type="string" calcext:value-type="string">
            <text:p>Hand Clap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lectric Snare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Low Floor Tom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#1</text:p>
          </table:table-cell>
          <table:table-cell office:value-type="string" calcext:value-type="string">
            <text:p>Closed Hi Hat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igh Floor Tom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#1</text:p>
          </table:table-cell>
          <table:table-cell office:value-type="string" calcext:value-type="string">
            <text:p>Pedal Hi-Hat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Low Tom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#1</text:p>
          </table:table-cell>
          <table:table-cell office:value-type="string" calcext:value-type="string">
            <text:p>Open Hi-Ha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w-Mid Tom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Hi-Mid Tom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#2</text:p>
          </table:table-cell>
          <table:table-cell office:value-type="string" calcext:value-type="string">
            <text:p>Crash Cymbal 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High Tom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#2</text:p>
          </table:table-cell>
          <table:table-cell office:value-type="string" calcext:value-type="string">
            <text:p>Ride Cymbal 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hinese Cymbal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Ride Bell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#2</text:p>
          </table:table-cell>
          <table:table-cell office:value-type="string" calcext:value-type="string">
            <text:p>Tambourine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Splash Cymbal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#2</text:p>
          </table:table-cell>
          <table:table-cell office:value-type="string" calcext:value-type="string">
            <text:p>Cowbell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rash Cymbal 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#2</text:p>
          </table:table-cell>
          <table:table-cell office:value-type="string" calcext:value-type="string">
            <text:p>Vibraslap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Ride Cymbal 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Hi Bongo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#3</text:p>
          </table:table-cell>
          <table:table-cell office:value-type="string" calcext:value-type="string">
            <text:p>Low Bongo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Mute Hi Conga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#3</text:p>
          </table:table-cell>
          <table:table-cell office:value-type="string" calcext:value-type="string">
            <text:p>Open Hi Conga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Low Conga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Hi Timbale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#3</text:p>
          </table:table-cell>
          <table:table-cell office:value-type="string" calcext:value-type="string">
            <text:p>Low Timbale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i Agogo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#3</text:p>
          </table:table-cell>
          <table:table-cell office:value-type="string" calcext:value-type="string">
            <text:p>Low Agogo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Cabasa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#3</text:p>
          </table:table-cell>
          <table:table-cell office:value-type="string" calcext:value-type="string">
            <text:p>Maracas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hort Whistle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Long Whistle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#4</text:p>
          </table:table-cell>
          <table:table-cell office:value-type="string" calcext:value-type="string">
            <text:p>Short Guiro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ong Guiro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#4</text:p>
          </table:table-cell>
          <table:table-cell office:value-type="string" calcext:value-type="string">
            <text:p>Claves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Hi Wood Block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Low Wood Block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F#4</text:p>
          </table:table-cell>
          <table:table-cell office:value-type="string" calcext:value-type="string">
            <text:p>Mute Cuica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Open Cuica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#4</text:p>
          </table:table-cell>
          <table:table-cell office:value-type="string" calcext:value-type="string">
            <text:p>Mute Triangle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Open Triangle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#4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4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5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#5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D5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#5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5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F5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#5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5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#5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5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#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6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#6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6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#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E6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F6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F#6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6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#6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6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#6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6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7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#7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D7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D#7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7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F7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F#7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7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G#7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7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#7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7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8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#8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D8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#8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8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F8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F#8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G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3">00/00/0000</text:date>, <text:time style:data-style-name="N2" text:time-value="15:50:24.76486233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. Carlos Andres Garcia</meta:initial-creator>
    <meta:creation-date>2024-07-22T20:04:36.308233629</meta:creation-date>
    <dc:date>2024-07-23T16:25:41.092470770</dc:date>
    <dc:creator>F. Carlos Andres Garcia</dc:creator>
    <meta:editing-duration>PT1H13M2S</meta:editing-duration>
    <meta:editing-cycles>3</meta:editing-cycles>
    <meta:generator>LibreOffice/24.2.5.2$Linux_X86_64 LibreOffice_project/420$Build-2</meta:generator>
    <meta:document-statistic meta:table-count="1" meta:cell-count="319" meta:object-count="0"/>
  </office:meta>
</office:document-meta>
</file>